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roid Sans Mono" svg:font-family="'Droid Sans Mono', monospace, monospace"/>
    <style:font-face style:name="Fira Code" svg:font-family="'Fira Code', 'Fira Mono', Menlo, Consolas, 'DejaVu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Mono" svg:font-family="'Ubuntu Mono'" style:font-pitch="fixed"/>
    <style:font-face style:name="Ubuntu Sans" svg:font-family="'Ubuntu Sans'" style:font-family-generic="swiss" style:font-pitch="variable"/>
    <style:font-face style:name="monospace" svg:font-family="monospace"/>
    <style:font-face style:name="sans-serif" svg:font-family="sans-serif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="0.097cm" fo:border="0.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5pt solid #000000"/>
    </style:style>
    <style:style style:name="Tabela4" style:family="table">
      <style:table-properties style:width="12.896cm" table:align="left"/>
    </style:style>
    <style:style style:name="Tabela4.A" style:family="table-column">
      <style:table-column-properties style:column-width="0.363cm"/>
    </style:style>
    <style:style style:name="Tabela4.B" style:family="table-column">
      <style:table-column-properties style:column-width="1.263cm"/>
    </style:style>
    <style:style style:name="Tabela4.C" style:family="table-column">
      <style:table-column-properties style:column-width="5.258cm"/>
    </style:style>
    <style:style style:name="Tabela4.D" style:family="table-column">
      <style:table-column-properties style:column-width="2.057cm"/>
    </style:style>
    <style:style style:name="Tabela4.E" style:family="table-column">
      <style:table-column-properties style:column-width="1.528cm"/>
    </style:style>
    <style:style style:name="Tabela4.F" style:family="table-column">
      <style:table-column-properties style:column-width="2.427cm"/>
    </style:style>
    <style:style style:name="Tabela4.1" style:family="table-row">
      <style:table-row-properties style:min-row-height="0.549cm"/>
    </style:style>
    <style:style style:name="Tabela4.A1" style:family="table-cell">
      <style:table-cell-properties style:vertical-align="middle" fo:padding-left="0cm" fo:padding-right="0cm" fo:padding-top="0.049cm" fo:padding-bottom="0cm" fo:border-left="none" fo:border-right="none" fo:border-top="0.05pt solid #000000" fo:border-bottom="none"/>
    </style:style>
    <style:style style:name="Tabela4.2" style:family="table-row">
      <style:table-row-properties style:min-row-height="0.443cm"/>
    </style:style>
    <style:style style:name="Tabela4.A2" style:family="table-cell">
      <style:table-cell-properties style:vertical-align="bottom" fo:padding="0.049cm" fo:border="none"/>
    </style:style>
    <style:style style:name="Tabela4.B2" style:family="table-cell" style:data-style-name="N114">
      <style:table-cell-properties style:vertical-align="bottom" fo:padding="0.049cm" fo:border="none"/>
    </style:style>
    <style:style style:name="Tabela4.D2" style:family="table-cell" style:data-style-name="N0">
      <style:table-cell-properties style:vertical-align="bottom" fo:padding="0.049cm" fo:border="none"/>
    </style:style>
    <style:style style:name="Tabela4.E2" style:family="table-cell" style:data-style-name="N4">
      <style:table-cell-properties style:vertical-align="bottom" fo:padding="0.049cm" fo:border="none"/>
    </style:style>
    <style:style style:name="Tabela4.F2" style:family="table-cell" style:data-style-name="N115">
      <style:table-cell-properties style:vertical-align="bottom" fo:padding="0.049cm" fo:border="none"/>
    </style:style>
    <style:style style:name="Tabela4" style:family="table">
      <style:table-properties style:width="12.896cm" table:align="left"/>
    </style:style>
    <style:style style:name="Tabela4.A" style:family="table-column">
      <style:table-column-properties style:column-width="0.363cm"/>
    </style:style>
    <style:style style:name="Tabela4.B" style:family="table-column">
      <style:table-column-properties style:column-width="1.263cm"/>
    </style:style>
    <style:style style:name="Tabela4.C" style:family="table-column">
      <style:table-column-properties style:column-width="5.258cm"/>
    </style:style>
    <style:style style:name="Tabela4.D" style:family="table-column">
      <style:table-column-properties style:column-width="2.057cm"/>
    </style:style>
    <style:style style:name="Tabela4.E" style:family="table-column">
      <style:table-column-properties style:column-width="1.528cm"/>
    </style:style>
    <style:style style:name="Tabela4.F" style:family="table-column">
      <style:table-column-properties style:column-width="2.427cm"/>
    </style:style>
    <style:style style:name="Tabela4.1" style:family="table-row">
      <style:table-row-properties style:min-row-height="0.549cm"/>
    </style:style>
    <style:style style:name="Tabela4.A1" style:family="table-cell">
      <style:table-cell-properties style:vertical-align="middle" fo:padding-left="0cm" fo:padding-right="0cm" fo:padding-top="0.049cm" fo:padding-bottom="0cm" fo:border-left="none" fo:border-right="none" fo:border-top="0.05pt solid #000000" fo:border-bottom="none"/>
    </style:style>
    <style:style style:name="Tabela4.2" style:family="table-row">
      <style:table-row-properties style:min-row-height="0.443cm"/>
    </style:style>
    <style:style style:name="Tabela4.A2" style:family="table-cell">
      <style:table-cell-properties style:vertical-align="bottom" fo:padding="0.049cm" fo:border="none"/>
    </style:style>
    <style:style style:name="Tabela4.B2" style:family="table-cell" style:data-style-name="N114">
      <style:table-cell-properties style:vertical-align="bottom" fo:padding="0.049cm" fo:border="none"/>
    </style:style>
    <style:style style:name="Tabela4.D2" style:family="table-cell" style:data-style-name="N0">
      <style:table-cell-properties style:vertical-align="bottom" fo:padding="0.049cm" fo:border="none"/>
    </style:style>
    <style:style style:name="Tabela4.E2" style:family="table-cell" style:data-style-name="N4">
      <style:table-cell-properties style:vertical-align="bottom" fo:padding="0.049cm" fo:border="none"/>
    </style:style>
    <style:style style:name="Tabela4.F2" style:family="table-cell" style:data-style-name="N115">
      <style:table-cell-properties style:vertical-align="bottom" fo:padding="0.049cm" fo:border="none"/>
    </style:style>
    <style:style style:name="P1" style:family="paragraph" style:parent-style-name="Title">
      <style:paragraph-properties fo:text-align="start" style:justify-single-word="false"/>
      <style:text-properties style:font-name="Liberation Sans" fo:font-size="11pt" style:font-size-asian="11pt" style:font-size-complex="11pt"/>
    </style:style>
    <style:style style:name="P2" style:family="paragraph" style:parent-style-name="Preformatted_20_Text">
      <loext:graphic-properties draw:fill="solid" draw:fill-color="#fafafa" draw:opacity="100%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afafa" fo:padding="0cm" fo:border="none"/>
    </style:style>
    <style:style style:name="P3" style:family="paragraph" style:parent-style-name="Preformatted_20_Text">
      <style:text-properties style:font-name="Ubuntu Sans"/>
    </style:style>
    <style:style style:name="P4" style:family="paragraph" style:parent-style-name="Standard">
      <style:text-properties style:font-name="Liberation Sans" fo:font-size="11pt" officeooo:rsid="001bea35" officeooo:paragraph-rsid="001bea35" style:font-size-asian="11pt" style:font-size-complex="11pt"/>
    </style:style>
    <style:style style:name="P5" style:family="paragraph" style:parent-style-name="Standard">
      <style:paragraph-properties fo:margin-left="0cm" fo:margin-right="0cm" style:line-height-at-least="0.503cm" fo:text-indent="0cm" style:auto-text-indent="false"/>
      <style:text-properties fo:color="#3b3b3b" loext:opacity="100%" style:font-name="Droid Sans Mono" fo:font-size="10.5pt" fo:font-weight="normal" fo:background-color="#ffffff"/>
    </style:style>
    <style:style style:name="P6" style:family="paragraph" style:parent-style-name="Standard">
      <style:paragraph-properties style:line-height-at-least="0.503cm"/>
      <style:text-properties fo:color="#3b3b3b" loext:opacity="100%" style:font-name="Droid Sans Mono" fo:font-size="10.5pt" fo:font-weight="normal" fo:background-color="#ffffff"/>
    </style:style>
    <style:style style:name="P7" style:family="paragraph" style:parent-style-name="Standard">
      <style:text-properties fo:color="#3b3b3b" loext:opacity="100%" style:font-name="Droid Sans Mono" fo:font-size="10.5pt" fo:font-weight="normal" fo:background-color="#ffffff"/>
    </style:style>
    <style:style style:name="P8" style:family="paragraph" style:parent-style-name="Standard">
      <style:paragraph-properties fo:margin-left="0cm" fo:margin-right="0cm" style:line-height-at-least="0.503cm" fo:text-indent="0cm" style:auto-text-indent="false"/>
      <style:text-properties fo:color="#008000" loext:opacity="100%" style:font-name="Droid Sans Mono" fo:font-size="10.5pt" fo:font-weight="normal" fo:background-color="#ffffff"/>
    </style:style>
    <style:style style:name="P9" style:family="paragraph" style:parent-style-name="Standard">
      <style:text-properties fo:color="#008000" loext:opacity="100%" style:font-name="Droid Sans Mono" fo:font-size="10.5pt" fo:font-weight="normal" fo:background-color="#ffffff"/>
    </style:style>
    <style:style style:name="P10" style:family="paragraph" style:parent-style-name="Standard">
      <style:paragraph-properties style:line-height-at-least="0.503cm"/>
    </style:style>
    <style:style style:name="P1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font-name="Liberation Sans" fo:font-size="11pt" fo:font-weight="bold" officeooo:paragraph-rsid="001e41bf" style:font-size-asian="11pt" style:font-size-complex="11pt"/>
    </style:style>
    <style:style style:name="P12" style:family="paragraph" style:parent-style-name="Table_20_Contents">
      <style:text-properties fo:color="#000000" loext:opacity="100%" style:font-name="Liberation Sans" fo:font-size="11pt" officeooo:paragraph-rsid="001e41bf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font-name="Liberation Sans" fo:font-size="11pt" officeooo:paragraph-rsid="001e41bf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1pt" officeooo:paragraph-rsid="001e41bf" style:font-size-asian="11pt" style:font-size-complex="11pt"/>
    </style:style>
    <style:style style:name="P15" style:family="paragraph" style:parent-style-name="Table_20_Contents">
      <style:paragraph-properties fo:text-align="end" style:justify-single-word="false"/>
      <style:text-properties fo:color="#000000" loext:opacity="100%" style:font-name="Liberation Sans" fo:font-size="11pt" officeooo:paragraph-rsid="001e41bf" style:font-size-asian="11pt" style:font-size-complex="11pt"/>
    </style:style>
    <style:style style:name="P16" style:family="paragraph" style:parent-style-name="Table_20_Contents">
      <style:text-properties style:font-name="Liberation Sans" fo:font-size="11pt" style:font-size-asian="11pt" style:font-size-complex="11pt"/>
    </style:style>
    <style:style style:name="P17" style:family="paragraph" style:parent-style-name="Text_20_body" style:list-style-name="L2">
      <loext:graphic-properties draw:fill="none" draw:fill-color="#ffffff"/>
      <style:paragraph-properties fo:margin-left="0cm" fo:margin-right="0cm" fo:margin-top="0cm" fo:margin-bottom="0.247cm" style:contextual-spacing="false" fo:text-indent="0cm" style:auto-text-indent="false" fo:background-color="transparent" style:writing-mode="lr-tb"/>
      <style:text-properties fo:color="#000000" loext:opacity="100%" style:font-name="Liberation Sans" fo:font-size="11pt" fo:background-color="transparent" style:font-size-asian="11pt" style:font-size-complex="11pt"/>
    </style:style>
    <style:style style:name="P18" style:family="paragraph" style:parent-style-name="Text_20_body" style:list-style-name="L3">
      <style:paragraph-properties fo:margin-left="0cm" fo:margin-right="0cm" fo:text-indent="0cm" style:auto-text-indent="false" style:writing-mode="lr-tb"/>
      <style:text-properties fo:color="#000000" loext:opacity="100%" style:font-name="Liberation Sans" fo:font-size="11pt" fo:background-color="transparent" style:font-size-asian="11pt" style:font-size-complex="11pt"/>
    </style:style>
    <style:style style:name="P19" style:family="paragraph" style:parent-style-name="Text_20_body" style:list-style-name="L4">
      <loext:graphic-properties draw:fill="none" draw:fill-color="#ffffff"/>
      <style:paragraph-properties fo:margin-left="0cm" fo:margin-right="0cm" fo:margin-top="0cm" fo:margin-bottom="0.247cm" style:contextual-spacing="false" fo:text-indent="0cm" style:auto-text-indent="false" fo:background-color="transparent" style:writing-mode="lr-tb"/>
      <style:text-properties fo:color="#000000" loext:opacity="100%" style:font-name="Liberation Sans" fo:font-size="11pt" fo:background-color="transparent" style:font-size-asian="11pt" style:font-size-complex="11pt"/>
    </style:style>
    <style:style style:name="P20" style:family="paragraph" style:parent-style-name="Text_20_body" style:list-style-name="L5">
      <style:paragraph-properties fo:margin-left="0cm" fo:margin-right="0cm" fo:text-indent="0cm" style:auto-text-indent="false" style:writing-mode="lr-tb"/>
      <style:text-properties fo:color="#000000" loext:opacity="100%" style:font-name="Liberation Sans" fo:font-size="11pt" fo:background-color="transparent" style:font-size-asian="11pt" style:font-size-complex="11pt"/>
    </style:style>
    <style:style style:name="P21" style:family="paragraph" style:parent-style-name="Text_20_body" style:list-style-name="L6">
      <loext:graphic-properties draw:fill="none" draw:fill-color="#ffffff"/>
      <style:paragraph-properties fo:margin-left="0cm" fo:margin-right="0cm" fo:margin-top="0cm" fo:margin-bottom="0.247cm" style:contextual-spacing="false" fo:text-indent="0cm" style:auto-text-indent="false" fo:background-color="transparent" style:writing-mode="lr-tb"/>
      <style:text-properties fo:color="#000000" loext:opacity="100%" style:font-name="Liberation Sans" fo:font-size="11pt" fo:background-color="transparent" style:font-size-asian="11pt" style:font-size-complex="11pt"/>
    </style:style>
    <style:style style:name="P22" style:family="paragraph" style:parent-style-name="Text_20_body" style:list-style-name="L7">
      <style:paragraph-properties fo:margin-left="0cm" fo:margin-right="0cm" fo:text-indent="0cm" style:auto-text-indent="false" style:writing-mode="lr-tb"/>
      <style:text-properties fo:color="#000000" loext:opacity="100%" style:font-name="Liberation Sans" fo:font-size="11pt" fo:background-color="transparent" style:font-size-asian="11pt" style:font-size-complex="11pt"/>
    </style:style>
    <style:style style:name="P23" style:family="paragraph" style:parent-style-name="Text_20_body" style:list-style-name="L8">
      <loext:graphic-properties draw:fill="none" draw:fill-color="#ffffff"/>
      <style:paragraph-properties fo:margin-left="0cm" fo:margin-right="0cm" fo:margin-top="0cm" fo:margin-bottom="0.247cm" style:contextual-spacing="false" fo:text-indent="0cm" style:auto-text-indent="false" fo:background-color="transparent" style:writing-mode="lr-tb"/>
      <style:text-properties fo:color="#000000" loext:opacity="100%" style:font-name="Liberation Sans" fo:font-size="11pt" fo:background-color="transparent" style:font-size-asian="11pt" style:font-size-complex="11pt"/>
    </style:style>
    <style:style style:name="P24" style:family="paragraph" style:parent-style-name="Text_20_body" style:list-style-name="L8">
      <loext:graphic-properties draw:fill="none" draw:fill-color="#ffffff"/>
      <style:paragraph-properties fo:margin-left="0cm" fo:margin-right="0cm" fo:text-indent="0cm" style:auto-text-indent="false" fo:background-color="transparent" style:writing-mode="lr-tb"/>
      <style:text-properties fo:color="#000000" loext:opacity="100%" style:font-name="Liberation Sans" fo:font-size="11pt" fo:background-color="transparent" style:font-size-asian="11pt" style:font-size-complex="11pt"/>
    </style:style>
    <style:style style:name="P25" style:family="paragraph" style:parent-style-name="Text_20_body" style:list-style-name="L9">
      <style:paragraph-properties fo:margin-left="0cm" fo:margin-right="0cm" fo:text-indent="0cm" style:auto-text-indent="false" style:writing-mode="lr-tb"/>
      <style:text-properties fo:color="#000000" loext:opacity="100%" style:font-name="Liberation Sans" fo:font-size="11pt" fo:background-color="transparent" style:font-size-asian="11pt" style:font-size-complex="11pt"/>
    </style:style>
    <style:style style:name="P26" style:family="paragraph" style:parent-style-name="Text_20_body" style:list-style-name="L10">
      <loext:graphic-properties draw:fill="none" draw:fill-color="#ffffff"/>
      <style:paragraph-properties fo:margin-left="0cm" fo:margin-right="0cm" fo:margin-top="0cm" fo:margin-bottom="0.247cm" style:contextual-spacing="false" fo:text-indent="0cm" style:auto-text-indent="false" fo:background-color="transparent" style:writing-mode="lr-tb"/>
      <style:text-properties fo:color="#000000" loext:opacity="100%" style:font-name="Liberation Sans" fo:font-size="11pt" fo:background-color="transparent" style:font-size-asian="11pt" style:font-size-complex="11pt"/>
    </style:style>
    <style:style style:name="P27" style:family="paragraph" style:parent-style-name="Text_20_body" style:list-style-name="L11">
      <style:paragraph-properties fo:margin-left="0cm" fo:margin-right="0cm" fo:text-indent="0cm" style:auto-text-indent="false" style:writing-mode="lr-tb"/>
      <style:text-properties fo:color="#000000" loext:opacity="100%" style:font-name="Liberation Sans" fo:font-size="11pt" fo:background-color="transparent" style:font-size-asian="11pt" style:font-size-complex="11pt"/>
    </style:style>
    <style:style style:name="P28" style:family="paragraph" style:parent-style-name="Text_20_body" style:list-style-name="L12">
      <loext:graphic-properties draw:fill="none" draw:fill-color="#ffffff"/>
      <style:paragraph-properties fo:margin-left="0cm" fo:margin-right="0cm" fo:margin-top="0cm" fo:margin-bottom="0.247cm" style:contextual-spacing="false" fo:text-indent="0cm" style:auto-text-indent="false" fo:background-color="transparent" style:writing-mode="lr-tb"/>
      <style:text-properties fo:color="#000000" loext:opacity="100%" style:font-name="Liberation Sans" fo:font-size="11pt" fo:background-color="transparent" style:font-size-asian="11pt" style:font-size-complex="11pt"/>
    </style:style>
    <style:style style:name="P29" style:family="paragraph" style:parent-style-name="Text_20_body" style:list-style-name="L12">
      <loext:graphic-properties draw:fill="none" draw:fill-color="#ffffff"/>
      <style:paragraph-properties fo:margin-left="0cm" fo:margin-right="0cm" fo:text-indent="0cm" style:auto-text-indent="false" fo:background-color="transparent" style:writing-mode="lr-tb"/>
      <style:text-properties fo:color="#000000" loext:opacity="100%" style:font-name="Liberation Sans" fo:font-size="11pt" fo:background-color="transparent" style:font-size-asian="11pt" style:font-size-complex="11pt"/>
    </style:style>
    <style:style style:name="P30" style:family="paragraph" style:parent-style-name="Text_20_body" style:list-style-name="L13">
      <style:paragraph-properties fo:margin-left="0cm" fo:margin-right="0cm" fo:text-indent="0cm" style:auto-text-indent="false" style:writing-mode="lr-tb"/>
      <style:text-properties fo:color="#000000" loext:opacity="100%" style:font-name="Liberation Sans" fo:font-size="11pt" fo:background-color="transparent" style:font-size-asian="11pt" style:font-size-complex="11pt"/>
    </style:style>
    <style:style style:name="P31" style:family="paragraph" style:parent-style-name="Text_20_body" style:list-style-name="L14">
      <loext:graphic-properties draw:fill="none" draw:fill-color="#ffffff"/>
      <style:paragraph-properties fo:margin-left="0cm" fo:margin-right="0cm" fo:margin-top="0cm" fo:margin-bottom="0.247cm" style:contextual-spacing="false" fo:text-indent="0cm" style:auto-text-indent="false" fo:background-color="transparent" style:writing-mode="lr-tb"/>
      <style:text-properties fo:color="#000000" loext:opacity="100%" style:font-name="Liberation Sans" fo:font-size="11pt" officeooo:paragraph-rsid="001e41bf" fo:background-color="transparent" style:font-size-asian="11pt" style:font-size-complex="11pt"/>
    </style:style>
    <style:style style:name="P32" style:family="paragraph" style:parent-style-name="Text_20_body" style:list-style-name="L15">
      <style:paragraph-properties fo:margin-left="0cm" fo:margin-right="0cm" fo:text-indent="0cm" style:auto-text-indent="false" style:writing-mode="lr-tb"/>
      <style:text-properties fo:color="#000000" loext:opacity="100%" style:font-name="Liberation Sans" fo:font-size="11pt" fo:background-color="transparent" style:font-size-asian="11pt" style:font-size-complex="11pt"/>
    </style:style>
    <style:style style:name="P33" style:family="paragraph" style:parent-style-name="Text_20_body" style:list-style-name="L16">
      <loext:graphic-properties draw:fill="none" draw:fill-color="#ffffff"/>
      <style:paragraph-properties fo:margin-left="0cm" fo:margin-right="0cm" fo:margin-top="0cm" fo:margin-bottom="0.247cm" style:contextual-spacing="false" fo:text-indent="0cm" style:auto-text-indent="false" fo:background-color="transparent" style:writing-mode="lr-tb"/>
      <style:text-properties fo:color="#000000" loext:opacity="100%" style:font-name="Liberation Sans" fo:font-size="11pt" fo:background-color="transparent" style:font-size-asian="11pt" style:font-size-complex="11pt"/>
    </style:style>
    <style:style style:name="P34" style:family="paragraph" style:parent-style-name="Text_20_body" style:list-style-name="L16">
      <loext:graphic-properties draw:fill="none" draw:fill-color="#ffffff"/>
      <style:paragraph-properties fo:margin-left="0cm" fo:margin-right="0cm" fo:margin-top="0cm" fo:margin-bottom="0.247cm" style:contextual-spacing="false" fo:text-indent="0cm" style:auto-text-indent="false" fo:background-color="transparent" style:writing-mode="lr-tb"/>
      <style:text-properties fo:color="#000000" loext:opacity="100%" style:font-name="Liberation Sans" fo:font-size="11pt" officeooo:rsid="001e41bf" officeooo:paragraph-rsid="001e41bf" fo:background-color="transparent" style:font-size-asian="11pt" style:font-size-complex="11pt"/>
    </style:style>
    <style:style style:name="P35" style:family="paragraph" style:parent-style-name="Text_20_body" style:list-style-name="L17">
      <style:paragraph-properties fo:margin-left="0cm" fo:margin-right="0cm" fo:text-indent="0cm" style:auto-text-indent="false" style:writing-mode="lr-tb"/>
      <style:text-properties fo:color="#000000" loext:opacity="100%" style:font-name="Liberation Sans" fo:font-size="11pt" fo:background-color="transparent" style:font-size-asian="11pt" style:font-size-complex="11pt"/>
    </style:style>
    <style:style style:name="P36" style:family="paragraph" style:parent-style-name="Text_20_body" style:list-style-name="L18">
      <loext:graphic-properties draw:fill="none" draw:fill-color="#ffffff"/>
      <style:paragraph-properties fo:margin-left="0cm" fo:margin-right="0cm" fo:margin-top="0cm" fo:margin-bottom="0.247cm" style:contextual-spacing="false" fo:text-indent="0cm" style:auto-text-indent="false" fo:background-color="transparent" style:writing-mode="lr-tb"/>
      <style:text-properties fo:color="#000000" loext:opacity="100%" style:font-name="Liberation Sans" fo:font-size="11pt" fo:background-color="transparent" style:font-size-asian="11pt" style:font-size-complex="11pt"/>
    </style:style>
    <style:style style:name="P37" style:family="paragraph" style:parent-style-name="Text_20_body" style:list-style-name="L1">
      <style:text-properties style:font-name="Liberation Sans" fo:font-size="11pt" style:font-size-asian="11pt" style:font-size-complex="11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background-color="transparent" loext:char-shading-value="0"/>
    </style:style>
    <style:style style:name="T3" style:family="text">
      <style:text-properties officeooo:rsid="001c9eb7"/>
    </style:style>
    <style:style style:name="T4" style:family="text">
      <style:text-properties fo:color="#383a42" loext:opacity="100%" style:font-name="Liberation Sans" fo:font-size="11pt" fo:background-color="#fafafa" loext:char-shading-value="0" style:font-size-asian="11pt" style:font-size-complex="11pt"/>
    </style:style>
    <style:style style:name="T5" style:family="text">
      <style:text-properties fo:color="#a626a4" loext:opacity="100%" style:font-name="Liberation Sans" fo:font-size="11pt" fo:background-color="#fafafa" loext:char-shading-value="0" style:font-size-asian="11pt" style:font-size-complex="11pt"/>
    </style:style>
    <style:style style:name="T6" style:family="text">
      <style:text-properties fo:color="#4078f2" loext:opacity="100%" style:font-name="Liberation Sans" fo:font-size="11pt" fo:background-color="#fafafa" loext:char-shading-value="0" style:font-size-asian="11pt" style:font-size-complex="11pt"/>
    </style:style>
    <style:style style:name="T7" style:family="text">
      <style:text-properties fo:color="#b76b01" loext:opacity="100%" style:font-name="Liberation Sans" fo:font-size="11pt" fo:background-color="#fafafa" loext:char-shading-value="0" style:font-size-asian="11pt" style:font-size-complex="11pt"/>
    </style:style>
    <style:style style:name="T8" style:family="text">
      <style:text-properties officeooo:rsid="001e41bf"/>
    </style:style>
    <style:style style:name="T9" style:family="text">
      <style:text-properties officeooo:rsid="001f574a"/>
    </style:style>
    <style:style style:name="T10" style:family="text">
      <style:text-properties fo:color="#0000ff" loext:opacity="100%"/>
    </style:style>
    <style:style style:name="T11" style:family="text">
      <style:text-properties fo:color="#795e26" loext:opacity="100%"/>
    </style:style>
    <style:style style:name="T12" style:family="text">
      <style:text-properties fo:color="#098658" loext:opacity="100%"/>
    </style:style>
    <style:style style:name="T13" style:family="text">
      <style:text-properties fo:color="#008000" loext:opacity="100%"/>
    </style:style>
    <style:style style:name="T14" style:family="text">
      <style:text-properties fo:color="#a31515" loext:opacity="100%"/>
    </style:style>
    <style:style style:name="T15" style:family="text">
      <style:text-properties officeooo:rsid="00214a0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AP</text:p>
      <text:p text:style-name="P4">fala Juan..</text:p>
      <text:p text:style-name="P4"><text:span text:style-name="T15">g</text:span>utemberg.pontes@aahbrant.com</text:p>
      <text:p text:style-name="P4">1. Diagrama</text:p>
      <text:p text:style-name="P4"/>
      <text:p text:style-name="P4">2. Explicação</text:p>
      <table:table table:name="Tabela2" table:style-name="Tabela2">
        <table:table-column table:style-name="Tabela2.A"/>
        <table:table-row>
          <table:table-cell table:style-name="Tabela2.A1" office:value-type="string">
            <text:list text:style-name="L1">
              <text:list-item>
                <text:p text:style-name="P37"><text:span text:style-name="T2">projeto:</text:span></text:p>
              </text:list-item>
            </text:list>
            <text:list text:style-name="L2">
              <text:list-item>
                <text:list>
                  <text:list-item>
                    <text:p text:style-name="P17">Representa a obra ou empreendimento (ex.: "Construção de Edifício").</text:p>
                  </text:list-item>
                </text:list>
              </text:list-item>
            </text:list>
            <text:list text:style-name="L3">
              <text:list-item>
                <text:p text:style-name="P18">centro_custo:</text:p>
              </text:list-item>
            </text:list>
            <text:list text:style-name="L4">
              <text:list-item>
                <text:list>
                  <text:list-item>
                    <text:p text:style-name="P19">Define áreas ou etapas da obra (ex.: "Fundação", "Estrutura"), útil para alocar custos.</text:p>
                  </text:list-item>
                </text:list>
              </text:list-item>
            </text:list>
            <text:list text:style-name="L5">
              <text:list-item>
                <text:p text:style-name="P20">custo_unidade:</text:p>
              </text:list-item>
            </text:list>
            <text:list text:style-name="L6">
              <text:list-item>
                <text:list>
                  <text:list-item>
                    <text:p text:style-name="P21">Armazena o custo unitário (CPU) de atividades ou insumos (ex.: R$ 500/m³ para concreto).</text:p>
                  </text:list-item>
                </text:list>
              </text:list-item>
            </text:list>
            <text:list text:style-name="L7">
              <text:list-item>
                <text:p text:style-name="P22">orcamento_aprovado:</text:p>
              </text:list-item>
            </text:list>
            <text:list text:style-name="L8">
              <text:list-item>
                <text:list>
                  <text:list-item>
                    <text:p text:style-name="P23">Liga projeto, centro_custo e custo_unidade.</text:p>
                  </text:list-item>
                  <text:list-item>
                    <text:p text:style-name="P24">Representa o orçamento total aprovado para um projeto, associado a um <text:span text:style-name="T8">ou mais </text:span>centro<text:span text:style-name="T8">s</text:span> de custo e um custo unitário base.</text:p>
                  </text:list-item>
                </text:list>
              </text:list-item>
            </text:list>
            <text:list text:style-name="L9">
              <text:list-item>
                <text:p text:style-name="P25">item:</text:p>
              </text:list-item>
            </text:list>
            <text:list text:style-name="L10">
              <text:list-item>
                <text:list>
                  <text:list-item>
                    <text:p text:style-name="P26">Lista os itens da obra (materiais, serviços, horas de maquinário), como "Concreto", "Escavação".</text:p>
                  </text:list-item>
                </text:list>
              </text:list-item>
            </text:list>
            <text:list text:style-name="L11">
              <text:list-item>
                <text:p text:style-name="P27">composicao_item:</text:p>
              </text:list-item>
            </text:list>
            <text:list text:style-name="L12">
              <text:list-item>
                <text:list>
                  <text:list-item>
                    <text:p text:style-name="P28">Relaciona item consigo mesmo (pai e filho) para hierarquia (ex.: "Concreto" composto por "Cimento" e "Areia").</text:p>
                  </text:list-item>
                  <text:list-item>
                    <text:p text:style-name="P29">Duas chaves estrangeiras para item.</text:p>
                  </text:list-item>
                </text:list>
              </text:list-item>
            </text:list>
            <text:list text:style-name="L13">
              <text:list-item>
                <text:p text:style-name="P30">cpu_item:</text:p>
              </text:list-item>
            </text:list>
            <text:list text:style-name="L14">
              <text:list-item>
                <text:list>
                  <text:list-item>
                    <text:p text:style-name="P31">Liga custo_unidade e item, detalhando quantidades previstas por item no CPU (ex.: </text:p>
                  </text:list-item>
                </text:list>
              </text:list-item>
            </text:list>
            <table:table table:name="Tabela4" table:style-name="Tabela4">
              <table:table-column table:style-name="Tabela4.A"/>
              <table:table-column table:style-name="Tabela4.B"/>
              <table:table-column table:style-name="Tabela4.C"/>
              <table:table-column table:style-name="Tabela4.D"/>
              <table:table-column table:style-name="Tabela4.E"/>
              <table:table-column table:style-name="Tabela4.F"/>
              <table:table-row table:style-name="Tabela4.1">
                <table:table-cell table:style-name="Tabela4.A1" table:number-columns-spanned="6" office:value-type="string">
                  <text:p text:style-name="P11">DRENO DE PVC D=100MM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a4.2">
                <table:table-cell table:style-name="Tabela4.A2" office:value-type="string">
                  <text:p text:style-name="P12"/>
                </table:table-cell>
                <table:table-cell table:style-name="Tabela4.B2" office:value-type="float" office:value="2020">
                  <text:p text:style-name="P13">02020</text:p>
                </table:table-cell>
                <table:table-cell table:style-name="Tabela4.A2" office:value-type="string">
                  <text:p text:style-name="P14">PEDREIRO (SGSP)</text:p>
                </table:table-cell>
                <table:table-cell table:style-name="Tabela4.D2" office:value-type="float" office:value="7.83">
                  <text:p text:style-name="P13">7,83</text:p>
                </table:table-cell>
                <table:table-cell table:style-name="Tabela4.E2" office:value-type="float" office:value="10.02">
                  <text:p text:style-name="P15">10,02</text:p>
                </table:table-cell>
                <table:table-cell table:style-name="Tabela4.F2" office:value-type="float" office:value="0.15">
                  <text:p text:style-name="P15">0,150000</text:p>
                </table:table-cell>
              </table:table-row>
              <table:table-row table:style-name="Tabela4.2">
                <table:table-cell table:style-name="Tabela4.A2" office:value-type="string">
                  <text:p text:style-name="P12"/>
                </table:table-cell>
                <table:table-cell table:style-name="Tabela4.B2" office:value-type="float" office:value="2099">
                  <text:p text:style-name="P13">02099</text:p>
                </table:table-cell>
                <table:table-cell table:style-name="Tabela4.A2" office:value-type="string">
                  <text:p text:style-name="P14">SERVENTE (SGSP)</text:p>
                </table:table-cell>
                <table:table-cell table:style-name="Tabela4.D2" office:value-type="float" office:value="6.8">
                  <text:p text:style-name="P13">6,8</text:p>
                </table:table-cell>
                <table:table-cell table:style-name="Tabela4.E2" office:value-type="float" office:value="7.02">
                  <text:p text:style-name="P15">7,02</text:p>
                </table:table-cell>
                <table:table-cell table:style-name="Tabela4.F2" office:value-type="float" office:value="0.15">
                  <text:p text:style-name="P15">0,150000</text:p>
                </table:table-cell>
              </table:table-row>
            </table:table>
            <text:list text:continue-numbering="true" text:style-name="L14">
              <text:list-item>
                <text:list>
                  <text:list-header>
                    <text:p text:style-name="P31"/>
                  </text:list-header>
                </text:list>
              </text:list-item>
            </text:list>
            <text:list text:style-name="L15">
              <text:list-item>
                <text:p text:style-name="P32">orcamento_item:</text:p>
              </text:list-item>
            </text:list>
            <text:list text:style-name="L16">
              <text:list-item>
                <text:list>
                  <text:list-item>
                    <text:p text:style-name="P33"><text:span text:style-name="T8">O programa deve ler da tabela orçamento quais são os CPU’s de um Projeto e inserir em orçamento_item cada um dos itens individuais atrelados ao CPU e seus respectivos valores no momento da cópia</text:span>.</text:p>
                  </text:list-item>
                  <text:list-item>
                    <text:p text:style-name="P34">OBS: Se for necessário alterar os valores aprovados e quiser ter o histórico de quais valores foram aprovados anteriormente, será necessário adicionar uma coluna de chave primária de versionamento.</text:p>
                  </text:list-item>
                </text:list>
              </text:list-item>
            </text:list>
            <text:list text:style-name="L17">
              <text:list-item>
                <text:p text:style-name="P35"><text:soft-page-break/>execucao_orcamento:</text:p>
              </text:list-item>
            </text:list>
            <text:list text:style-name="L18">
              <text:list-item>
                <text:list>
                  <text:list-item>
                    <text:p text:style-name="P36"><text:span text:style-name="T8">Recebe </text:span><text:span text:style-name="T9">inserções</text:span><text:span text:style-name="T8"> </text:span><text:span text:style-name="T9">com os itens que foram entregues </text:span><text:span text:style-name="T8">sempre que o Gerente de Projetos alterar </text:span><text:span text:style-name="T9">a execução da obra</text:span>.</text:p>
                  </text:list-item>
                </text:list>
              </text:list-item>
            </text:list>
            <text:p text:style-name="P16"/>
          </table:table-cell>
        </table:table-row>
      </table:table>
      <text:p text:style-name="P4"/>
      <text:p text:style-name="P4"/>
      <text:p text:style-name="P4"/>
      <text:p text:style-name="P4">3. Código SQL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9">-- Tabela: Projeto</text:p>
            <text:p text:style-name="P5"><text:span text:style-name="T10">CREATE</text:span> <text:span text:style-name="T10">TABLE</text:span> <text:span text:style-name="T11">projeto</text:span> (</text:p>
            <text:p text:style-name="P5">id_projeto <text:span text:style-name="T10">SERIAL</text:span> <text:span text:style-name="T10">PRIMARY KEY</text:span>,</text:p>
            <text:p text:style-name="P5">nome_projeto <text:span text:style-name="T10">VARCHAR</text:span>(<text:span text:style-name="T12">255</text:span>) <text:span text:style-name="T10">NOT NULL</text:span>,</text:p>
            <text:p text:style-name="P5">data_inicio <text:span text:style-name="T10">DATE</text:span>,</text:p>
            <text:p text:style-name="P5">data_fim_prevista <text:span text:style-name="T10">DATE</text:span>,</text:p>
            <text:p text:style-name="P5">descricao <text:span text:style-name="T10">TEXT</text:span></text:p>
            <text:p text:style-name="P5">);</text:p>
            <text:p text:style-name="P10"/>
            <text:p text:style-name="P8">-- Tabela: Centro de Custo</text:p>
            <text:p text:style-name="P5"><text:span text:style-name="T10">CREATE</text:span> <text:span text:style-name="T10">TABLE</text:span> <text:span text:style-name="T11">centro_custo</text:span> (</text:p>
            <text:p text:style-name="P5">id_centro_custo <text:span text:style-name="T10">SERIAL</text:span> <text:span text:style-name="T10">PRIMARY KEY</text:span>,</text:p>
            <text:p text:style-name="P5">descricao <text:span text:style-name="T10">VARCHAR</text:span>(<text:span text:style-name="T12">255</text:span>) <text:span text:style-name="T10">NOT NULL</text:span>,</text:p>
            <text:p text:style-name="P5">codigo <text:span text:style-name="T10">VARCHAR</text:span>(<text:span text:style-name="T12">50</text:span>) <text:span text:style-name="T10">UNIQUE</text:span> <text:span text:style-name="T13">-- Ex.: "FUN" para Fundação, "EST" para Estrutura</text:span></text:p>
            <text:p text:style-name="P5">);</text:p>
            <text:p text:style-name="P10"/>
            <text:p text:style-name="P8">-- Tabela: Custo por Unidade (CPU)</text:p>
            <text:p text:style-name="P5"><text:span text:style-name="T10">CREATE</text:span> <text:span text:style-name="T10">TABLE</text:span> <text:span text:style-name="T11">custo_unidade</text:span> (</text:p>
            <text:p text:style-name="P5">id_custo_unidade <text:span text:style-name="T10">SERIAL</text:span> <text:span text:style-name="T10">PRIMARY KEY</text:span>,</text:p>
            <text:p text:style-name="P5">codigo <text:span text:style-name="T10">INT</text:span> <text:span text:style-name="T10">NOT NULL</text:span>,</text:p>
            <text:p text:style-name="P5">descricao <text:span text:style-name="T10">VARCHAR</text:span>(<text:span text:style-name="T12">255</text:span>) <text:span text:style-name="T10">NOT NULL</text:span>,</text:p>
            <text:p text:style-name="P5">unidade_medida <text:span text:style-name="T10">VARCHAR</text:span>(<text:span text:style-name="T12">50</text:span>), <text:span text:style-name="T13">-- Ex.: m², m³, hora</text:span></text:p>
            <text:p text:style-name="P5">valor_total <text:span text:style-name="T10">DECIMAL</text:span>(<text:span text:style-name="T12">15</text:span>, <text:span text:style-name="T12">2</text:span>) <text:span text:style-name="T10">NOT NULL</text:span> <text:span text:style-name="T10">CHECK</text:span> (valor_total <text:span text:style-name="T1">&gt;=</text:span> <text:span text:style-name="T12">0</text:span>)</text:p>
            <text:p text:style-name="P5">);</text:p>
            <text:p text:style-name="P10"/>
            <text:p text:style-name="P8">-- Tabela: Orçamento Aprovado (liga Projeto, Centro de Custo e Custo por Unidade)</text:p>
            <text:p text:style-name="P5"><text:span text:style-name="T10">CREATE</text:span> <text:span text:style-name="T10">TABLE</text:span> <text:span text:style-name="T11">orcamento_aprovado</text:span> (</text:p>
            <text:p text:style-name="P5">id_orcamento <text:span text:style-name="T10">SERIAL</text:span> <text:span text:style-name="T10">PRIMARY KEY</text:span>,</text:p>
            <text:p text:style-name="P5">id_projeto <text:span text:style-name="T10">INT</text:span> <text:span text:style-name="T10">NOT NULL</text:span>,</text:p>
            <text:p text:style-name="P5">id_centro_custo <text:span text:style-name="T10">INT</text:span> <text:span text:style-name="T10">NOT NULL</text:span>,</text:p>
            <text:p text:style-name="P5">id_custo_unidade <text:span text:style-name="T10">INT</text:span> <text:span text:style-name="T10">NOT NULL</text:span>,</text:p>
            <text:p text:style-name="P5">valor_total_aprovado <text:span text:style-name="T10">DECIMAL</text:span>(<text:span text:style-name="T12">15</text:span>, <text:span text:style-name="T12">2</text:span>) <text:span text:style-name="T10">NOT NULL</text:span> <text:span text:style-name="T10">CHECK</text:span> (valor_total_aprovado <text:span text:style-name="T1">&gt;=</text:span> <text:span text:style-name="T12">0</text:span>),</text:p>
            <text:p text:style-name="P5">data_aprovacao <text:span text:style-name="T10">DATE</text:span> <text:span text:style-name="T10">NOT NULL</text:span>, </text:p>
            <text:p text:style-name="P5">descricao <text:span text:style-name="T10">VARCHAR</text:span>(<text:span text:style-name="T12">255</text:span>),</text:p>
            <text:p text:style-name="P5"><text:span text:style-name="T10">FOREIGN KEY</text:span> (id_projeto) <text:span text:style-name="T10">REFERENCES</text:span> projeto(id_projeto) <text:span text:style-name="T10">ON DELETE CASCADE</text:span>,</text:p>
            <text:p text:style-name="P5"><text:span text:style-name="T10">FOREIGN KEY</text:span> (id_centro_custo) <text:span text:style-name="T10">REFERENCES</text:span> centro_custo(id_centro_custo) <text:span text:style-name="T10">ON DELETE</text:span> RESTRICT,</text:p>
            <text:p text:style-name="P5"><text:span text:style-name="T10">FOREIGN KEY</text:span> (id_custo_unidade) <text:span text:style-name="T10">REFERENCES</text:span> custo_unidade(id_custo_unidade) <text:span text:style-name="T10">ON DELETE</text:span> RESTRICT</text:p>
            <text:p text:style-name="P5">);</text:p>
            <text:p text:style-name="P10"/>
            <text:p text:style-name="P8">-- Tabela: Item</text:p>
            <text:p text:style-name="P5"><text:soft-page-break/><text:span text:style-name="T10">CREATE</text:span> <text:span text:style-name="T10">TABLE</text:span> <text:span text:style-name="T11">item</text:span> (</text:p>
            <text:p text:style-name="P5">id_item <text:span text:style-name="T10">SERIAL</text:span> <text:span text:style-name="T10">PRIMARY KEY</text:span>,</text:p>
            <text:p text:style-name="P5">descricao <text:span text:style-name="T10">VARCHAR</text:span>(<text:span text:style-name="T12">255</text:span>) <text:span text:style-name="T10">NOT NULL</text:span>,</text:p>
            <text:p text:style-name="P5">tipo_item <text:span text:style-name="T10">VARCHAR</text:span>(<text:span text:style-name="T12">50</text:span>) <text:span text:style-name="T10">NOT NULL</text:span> <text:span text:style-name="T10">CHECK</text:span> (tipo_item <text:span text:style-name="T10">IN</text:span> (<text:span text:style-name="T14">'Material'</text:span>, <text:span text:style-name="T14">'Serviço'</text:span>, <text:span text:style-name="T14">'Equipamento'</text:span>, <text:span text:style-name="T14">'Terceirizado'</text:span>)),</text:p>
            <text:p text:style-name="P5">unidade_medida <text:span text:style-name="T10">VARCHAR</text:span>(<text:span text:style-name="T12">50</text:span>),</text:p>
            <text:p text:style-name="P5">valor_unitario <text:span text:style-name="T10">DECIMAL</text:span>(<text:span text:style-name="T12">15</text:span>, <text:span text:style-name="T12">2</text:span>) <text:span text:style-name="T10">NOT NULL</text:span> <text:span text:style-name="T10">CHECK</text:span> (quantidade <text:span text:style-name="T1">&gt;=</text:span> <text:span text:style-name="T12">0</text:span>)</text:p>
            <text:p text:style-name="P5">);</text:p>
            <text:p text:style-name="P10"/>
            <text:p text:style-name="P8">-- Tabela: Composição do Item (duas ligações com Item: pai e filho)</text:p>
            <text:p text:style-name="P5"><text:span text:style-name="T10">CREATE</text:span> <text:span text:style-name="T10">TABLE</text:span> <text:span text:style-name="T11">composicao_item</text:span> (</text:p>
            <text:p text:style-name="P5">id_composicao <text:span text:style-name="T10">SERIAL</text:span> <text:span text:style-name="T10">PRIMARY KEY</text:span>,</text:p>
            <text:p text:style-name="P5">id_item_pai <text:span text:style-name="T10">INT</text:span> <text:span text:style-name="T10">NOT NULL</text:span>,</text:p>
            <text:p text:style-name="P5">id_item_filho <text:span text:style-name="T10">INT</text:span> <text:span text:style-name="T10">NOT NULL</text:span>,</text:p>
            <text:p text:style-name="P5">quantidade <text:span text:style-name="T10">DECIMAL</text:span>(<text:span text:style-name="T12">15</text:span>, <text:span text:style-name="T12">2</text:span>) <text:span text:style-name="T10">NOT NULL</text:span> <text:span text:style-name="T10">CHECK</text:span> (quantidade <text:span text:style-name="T1">&gt;=</text:span> <text:span text:style-name="T12">0</text:span>),</text:p>
            <text:p text:style-name="P5"><text:span text:style-name="T10">FOREIGN KEY</text:span> (id_item_pai) <text:span text:style-name="T10">REFERENCES</text:span> item(id_item) <text:span text:style-name="T10">ON DELETE CASCADE</text:span>,</text:p>
            <text:p text:style-name="P5"><text:span text:style-name="T10">FOREIGN KEY</text:span> (id_item_filho) <text:span text:style-name="T10">REFERENCES</text:span> item(id_item) <text:span text:style-name="T10">ON DELETE</text:span> RESTRICT,</text:p>
            <text:p text:style-name="P5"><text:span text:style-name="T10">CONSTRAINT</text:span> check_diferente <text:span text:style-name="T10">CHECK</text:span> (id_item_pai <text:span text:style-name="T1">!=</text:span> id_item_filho)</text:p>
            <text:p text:style-name="P5">);</text:p>
            <text:p text:style-name="P10"/>
            <text:p text:style-name="P8">-- Tabela: CPU_Item (liga Custo por Unidade e Item)</text:p>
            <text:p text:style-name="P5"><text:span text:style-name="T10">CREATE</text:span> <text:span text:style-name="T10">TABLE</text:span> <text:span text:style-name="T11">cpu_item</text:span> (</text:p>
            <text:p text:style-name="P5">id_cpu_item <text:span text:style-name="T10">SERIAL</text:span> <text:span text:style-name="T10">PRIMARY KEY</text:span>,</text:p>
            <text:p text:style-name="P5">id_custo_unidade <text:span text:style-name="T10">INT</text:span> <text:span text:style-name="T10">NOT NULL</text:span>,</text:p>
            <text:p text:style-name="P5">id_item <text:span text:style-name="T10">INT</text:span> <text:span text:style-name="T10">NOT NULL</text:span>,</text:p>
            <text:p text:style-name="P5">quantidade_prevista <text:span text:style-name="T10">DECIMAL</text:span>(<text:span text:style-name="T12">15</text:span>, <text:span text:style-name="T12">2</text:span>) <text:span text:style-name="T10">NOT NULL</text:span> <text:span text:style-name="T10">CHECK</text:span> (quantidade_prevista <text:span text:style-name="T1">&gt;=</text:span> <text:span text:style-name="T12">0</text:span>),</text:p>
            <text:p text:style-name="P5"><text:span text:style-name="T10">FOREIGN KEY</text:span> (id_custo_unidade) <text:span text:style-name="T10">REFERENCES</text:span> custo_unidade(id_custo_unidade) <text:span text:style-name="T10">ON DELETE CASCADE</text:span>,</text:p>
            <text:p text:style-name="P5"><text:span text:style-name="T10">FOREIGN KEY</text:span> (id_item) <text:span text:style-name="T10">REFERENCES</text:span> item(id_item) <text:span text:style-name="T10">ON DELETE</text:span> RESTRICT</text:p>
            <text:p text:style-name="P5">);</text:p>
            <text:p text:style-name="P10"/>
            <text:p text:style-name="P8">-- Tabela: Orçamento_Item (liga Orçamento Aprovado e Item)</text:p>
            <text:p text:style-name="P5"><text:span text:style-name="T10">CREATE</text:span> <text:span text:style-name="T10">TABLE</text:span> <text:span text:style-name="T11">orcamento_item</text:span> (</text:p>
            <text:p text:style-name="P5">id_orcamento_item <text:span text:style-name="T10">SERIAL</text:span> <text:span text:style-name="T10">PRIMARY KEY</text:span>,</text:p>
            <text:p text:style-name="P5">id_orcamento <text:span text:style-name="T10">INT</text:span> <text:span text:style-name="T10">NOT NULL</text:span>,</text:p>
            <text:p text:style-name="P5">id_item <text:span text:style-name="T10">INT</text:span> <text:span text:style-name="T10">NOT NULL</text:span>,</text:p>
            <text:p text:style-name="P5">quantidade_orcada <text:span text:style-name="T10">DECIMAL</text:span>(<text:span text:style-name="T12">15</text:span>, <text:span text:style-name="T12">2</text:span>) <text:span text:style-name="T10">NOT NULL</text:span> <text:span text:style-name="T10">CHECK</text:span> (quantidade_orcada <text:span text:style-name="T1">&gt;=</text:span> <text:span text:style-name="T12">0</text:span>),</text:p>
            <text:p text:style-name="P5">valor_orcado <text:span text:style-name="T10">DECIMAL</text:span>(<text:span text:style-name="T12">15</text:span>, <text:span text:style-name="T12">2</text:span>) <text:span text:style-name="T10">NOT NULL</text:span> <text:span text:style-name="T10">CHECK</text:span> (valor_orcado <text:span text:style-name="T1">&gt;=</text:span> <text:span text:style-name="T12">0</text:span>),</text:p>
            <text:p text:style-name="P5"><text:span text:style-name="T10">FOREIGN KEY</text:span> (id_orcamento) <text:span text:style-name="T10">REFERENCES</text:span> orcamento_aprovado(id_orcamento) <text:span text:style-name="T10">ON DELETE CASCADE</text:span>,</text:p>
            <text:p text:style-name="P5"><text:span text:style-name="T10">FOREIGN KEY</text:span> (id_item) <text:span text:style-name="T10">REFERENCES</text:span> item(id_item) <text:span text:style-name="T10">ON DELETE</text:span> RESTRICT</text:p>
            <text:p text:style-name="P5">);</text:p>
            <text:p text:style-name="P10"/>
            <text:p text:style-name="P8">-- Tabela: Execução do Orçamento (liga Orçamento_Item)</text:p>
            <text:p text:style-name="P5"><text:span text:style-name="T10">CREATE</text:span> <text:span text:style-name="T10">TABLE</text:span> <text:span text:style-name="T11">execucao_orcamento</text:span> (</text:p>
            <text:p text:style-name="P5">id_execucao <text:span text:style-name="T10">SERIAL</text:span> <text:span text:style-name="T10">PRIMARY KEY</text:span>,</text:p>
            <text:p text:style-name="P5">id_orcamento_item <text:span text:style-name="T10">INT</text:span> <text:span text:style-name="T10">NOT NULL</text:span>,</text:p>
            <text:p text:style-name="P5">data_execucao <text:span text:style-name="T10">DATE</text:span> <text:span text:style-name="T10">NOT NULL</text:span> <text:span text:style-name="T10">DEFAULT</text:span> CURRENT_DATE,</text:p>
            <text:p text:style-name="P5">quantidade_executada <text:span text:style-name="T10">DECIMAL</text:span>(<text:span text:style-name="T12">15</text:span>, <text:span text:style-name="T12">2</text:span>) <text:span text:style-name="T10">NOT NULL</text:span> <text:span text:style-name="T10">CHECK</text:span> (quantidade_executada <text:span text:style-name="T1">&gt;=</text:span> <text:span text:style-name="T12">0</text:span>),</text:p>
            <text:p text:style-name="P5">valor_executado <text:span text:style-name="T10">DECIMAL</text:span>(<text:span text:style-name="T12">15</text:span>, <text:span text:style-name="T12">2</text:span>) <text:span text:style-name="T10">NOT NULL</text:span> <text:span text:style-name="T10">CHECK</text:span> (valor_executado <text:span text:style-name="T1">&gt;=</text:span> <text:span text:style-name="T12">0</text:span>), </text:p>
            <text:p text:style-name="P5"><text:soft-page-break/>descricao <text:span text:style-name="T10">VARCHAR</text:span>(<text:span text:style-name="T12">255</text:span>),</text:p>
            <text:p text:style-name="P5">criado_em <text:span text:style-name="T10">TIMESTAMP</text:span> <text:span text:style-name="T10">DEFAULT</text:span> CURRENT_TIMESTAMP,</text:p>
            <text:p text:style-name="P5"><text:span text:style-name="T10">FOREIGN KEY</text:span> (id_orcamento_item) <text:span text:style-name="T10">REFERENCES</text:span> orcamento_item(id_orcamento_item) <text:span text:style-name="T10">ON DELETE</text:span> RESTRICT</text:p>
            <text:p text:style-name="P5">);</text:p>
            <text:p text:style-name="P6"/>
            <text:p text:style-name="P7"/>
            <text:p text:style-name="P16"/>
          </table:table-cell>
        </table:table-row>
      </table:table>
      <text:p text:style-name="P4"/>
      <text:p text:style-name="P4">4. Exemplo de <text:span text:style-name="T3">SQL para comparar orçado vs executado</text:span>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3"><text:span text:style-name="Source_20_Text"><text:span text:style-name="T5">SELECT</text:span></text:span><text:span text:style-name="Source_20_Text"><text:span text:style-name="T4"> </text:span></text:span></text:p>
            <text:p text:style-name="P2"><text:span text:style-name="Source_20_Text"><text:span text:style-name="T4"><text:s text:c="4"/>o.id_orcamento,</text:span></text:span></text:p>
            <text:p text:style-name="P2"><text:span text:style-name="Source_20_Text"><text:span text:style-name="T4"><text:s text:c="4"/>o.valor_total_aprovado </text:span></text:span><text:span text:style-name="Source_20_Text"><text:span text:style-name="T5">AS</text:span></text:span><text:span text:style-name="Source_20_Text"><text:span text:style-name="T4"> valor_orcado,</text:span></text:span></text:p>
            <text:p text:style-name="P2"><text:span text:style-name="Source_20_Text"><text:span text:style-name="T4"><text:s text:c="4"/></text:span></text:span><text:span text:style-name="Source_20_Text"><text:span text:style-name="T5">COALESCE</text:span></text:span><text:span text:style-name="Source_20_Text"><text:span text:style-name="T4">(</text:span></text:span><text:span text:style-name="Source_20_Text"><text:span text:style-name="T6">SUM</text:span></text:span><text:span text:style-name="Source_20_Text"><text:span text:style-name="T4">(e.valor_executado), </text:span></text:span><text:span text:style-name="Source_20_Text"><text:span text:style-name="T7">0</text:span></text:span><text:span text:style-name="Source_20_Text"><text:span text:style-name="T4">) </text:span></text:span><text:span text:style-name="Source_20_Text"><text:span text:style-name="T5">AS</text:span></text:span><text:span text:style-name="Source_20_Text"><text:span text:style-name="T4"> valor_executado,</text:span></text:span></text:p>
            <text:p text:style-name="P2"><text:span text:style-name="Source_20_Text"><text:span text:style-name="T4"><text:s text:c="4"/></text:span></text:span><text:span text:style-name="Source_20_Text"><text:span text:style-name="T5">COALESCE</text:span></text:span><text:span text:style-name="Source_20_Text"><text:span text:style-name="T4">(</text:span></text:span><text:span text:style-name="Source_20_Text"><text:span text:style-name="T6">SUM</text:span></text:span><text:span text:style-name="Source_20_Text"><text:span text:style-name="T4">(e.quantidade_executada), </text:span></text:span><text:span text:style-name="Source_20_Text"><text:span text:style-name="T7">0</text:span></text:span><text:span text:style-name="Source_20_Text"><text:span text:style-name="T4">) </text:span></text:span><text:span text:style-name="Source_20_Text"><text:span text:style-name="T5">AS</text:span></text:span><text:span text:style-name="Source_20_Text"><text:span text:style-name="T4"> quantidade_executada</text:span></text:span></text:p>
            <text:p text:style-name="P2"><text:span text:style-name="Source_20_Text"><text:span text:style-name="T5">FROM</text:span></text:span><text:span text:style-name="Source_20_Text"><text:span text:style-name="T4"> orcamento_aprovado o</text:span></text:span></text:p>
            <text:p text:style-name="P2"><text:span text:style-name="Source_20_Text"><text:span text:style-name="T5">LEFT</text:span></text:span><text:span text:style-name="Source_20_Text"><text:span text:style-name="T4"> </text:span></text:span><text:span text:style-name="Source_20_Text"><text:span text:style-name="T5">JOIN</text:span></text:span><text:span text:style-name="Source_20_Text"><text:span text:style-name="T4"> orcamento_item oi </text:span></text:span><text:span text:style-name="Source_20_Text"><text:span text:style-name="T5">ON</text:span></text:span><text:span text:style-name="Source_20_Text"><text:span text:style-name="T4"> o.id_orcamento </text:span></text:span><text:span text:style-name="Source_20_Text"><text:span text:style-name="T6">=</text:span></text:span><text:span text:style-name="Source_20_Text"><text:span text:style-name="T4"> oi.id_orcamento</text:span></text:span></text:p>
            <text:p text:style-name="P2"><text:span text:style-name="Source_20_Text"><text:span text:style-name="T5">LEFT</text:span></text:span><text:span text:style-name="Source_20_Text"><text:span text:style-name="T4"> </text:span></text:span><text:span text:style-name="Source_20_Text"><text:span text:style-name="T5">JOIN</text:span></text:span><text:span text:style-name="Source_20_Text"><text:span text:style-name="T4"> execucao_orcamento e </text:span></text:span><text:span text:style-name="Source_20_Text"><text:span text:style-name="T5">ON</text:span></text:span><text:span text:style-name="Source_20_Text"><text:span text:style-name="T4"> oi.id_orcamento_item </text:span></text:span><text:span text:style-name="Source_20_Text"><text:span text:style-name="T6">=</text:span></text:span><text:span text:style-name="Source_20_Text"><text:span text:style-name="T4"> e.id_orcamento_item</text:span></text:span></text:p>
            <text:p text:style-name="P2"><text:span text:style-name="Source_20_Text"><text:span text:style-name="T5">WHERE</text:span></text:span><text:span text:style-name="Source_20_Text"><text:span text:style-name="T4"> o.id_projeto </text:span></text:span><text:span text:style-name="Source_20_Text"><text:span text:style-name="T6">=</text:span></text:span><text:span text:style-name="Source_20_Text"><text:span text:style-name="T4"> </text:span></text:span><text:span text:style-name="Source_20_Text"><text:span text:style-name="T7">1</text:span></text:span></text:p>
            <text:p text:style-name="P2"><text:span text:style-name="Source_20_Text"><text:span text:style-name="T5">GROUP</text:span></text:span><text:span text:style-name="Source_20_Text"><text:span text:style-name="T4"> </text:span></text:span><text:span text:style-name="Source_20_Text"><text:span text:style-name="T5">BY</text:span></text:span><text:span text:style-name="Source_20_Text"><text:span text:style-name="T4"> o.id_orcamento, o.valor_total_aprovado;</text:span></text:span></text:p>
            <text:p text:style-name="P16"/>
          </table:table-cell>
        </table:table-row>
      </table:table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roid Sans Mono" svg:font-family="'Droid Sans Mono', monospace, monospace"/>
    <style:font-face style:name="Fira Code" svg:font-family="'Fira Code', 'Fira Mono', Menlo, Consolas, 'DejaVu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Mono" svg:font-family="'Ubuntu Mono'" style:font-pitch="fixed"/>
    <style:font-face style:name="Ubuntu Sans" svg:font-family="'Ubuntu Sans'" style:font-family-generic="swiss" style:font-pitch="variable"/>
    <style:font-face style:name="monospace" svg:font-family="monospac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0" number:min-decimal-places="0" number:min-integer-digits="5"/>
    </number:number-style>
    <number:number-style style:name="N115">
      <number:number number:decimal-places="6" number:min-decimal-places="6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6T17:37:41.214517048</meta:creation-date>
    <dc:date>2025-03-16T19:28:30.605466465</dc:date>
    <meta:editing-duration>PT4S</meta:editing-duration>
    <meta:editing-cycles>1</meta:editing-cycles>
    <meta:document-statistic meta:table-count="4" meta:image-count="0" meta:object-count="0" meta:page-count="4" meta:paragraph-count="133" meta:word-count="731" meta:character-count="5367" meta:non-whitespace-character-count="4775"/>
    <meta:generator>LibreOffice/24.2.7.2$Linux_X86_64 LibreOffice_project/420$Build-2</meta:generator>
  </office:meta>
</office:document-meta>
</file>